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left="-0.0209in" fo:margin-right="0in" fo:margin-top="0in" fo:margin-bottom="0in" loext:contextual-spacing="false" fo:line-height="115%" fo:text-indent="0in" style:auto-text-indent="false" fo:padding="0in" fo:border="none" fo:keep-with-next="always"/>
    </style:style>
    <style:style style:name="P2" style:family="paragraph" style:parent-style-name="Standard">
      <style:paragraph-properties fo:margin-top="0in" fo:margin-bottom="0in" loext:contextual-spacing="false" fo:line-height="115%" fo:padding="0in" fo:border="none" fo:keep-with-next="always"/>
      <style:text-properties style:font-name="Calibri" style:font-name-asian="Calibri1" style:font-name-complex="Calibri1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 fo:keep-with-next="always"/>
    </style:style>
    <style:style style:name="P4" style:family="paragraph" style:parent-style-name="Standard">
      <style:paragraph-properties fo:margin-top="0in" fo:margin-bottom="0in" loext:contextual-spacing="false" fo:padding="0in" fo:border="none"/>
    </style:style>
    <style:style style:name="P5" style:family="paragraph" style:parent-style-name="Standard" style:list-style-name="WWNum7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/>
    </style:style>
    <style:style style:name="P6" style:family="paragraph" style:parent-style-name="Standard" style:list-style-name="WWNum12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/>
    </style:style>
    <style:style style:name="P9" style:family="paragraph" style:parent-style-name="Standard" style:list-style-name="WWNum14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/>
    </style:style>
    <style:style style:name="P10" style:family="paragraph" style:parent-style-name="Standard" style:list-style-name="WWNum15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/>
    </style:style>
    <style:style style:name="P11" style:family="paragraph" style:parent-style-name="Standard" style:list-style-name="WWNum11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/>
    </style:style>
    <style:style style:name="P12" style:family="paragraph" style:parent-style-name="Standard" style:list-style-name="WWNum11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>
        <style:tab-stops>
          <style:tab-stop style:position="0.3929in"/>
        </style:tab-stops>
      </style:paragraph-properties>
    </style:style>
    <style:style style:name="P13" style:family="paragraph" style:parent-style-name="Standard" style:list-style-name="WWNum9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>
        <style:tab-stops>
          <style:tab-stop style:position="0.3929in"/>
        </style:tab-stops>
      </style:paragraph-properties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/>
    </style:style>
    <style:style style:name="P15" style:family="paragraph" style:parent-style-name="Standard" style:list-style-name="WWNum13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/>
    </style:style>
    <style:style style:name="P16" style:family="paragraph" style:parent-style-name="Standard" style:list-style-name="WWNum10">
      <style:paragraph-properties fo:margin-left="0.5in" fo:margin-right="0in" fo:margin-top="0in" fo:margin-bottom="0in" loext:contextual-spacing="true" fo:line-height="115%" fo:text-indent="-0.25in" style:auto-text-indent="false" fo:padding="0in" fo:border="none" fo:keep-with-next="always"/>
    </style:style>
    <style:style style:name="P17" style:family="paragraph" style:parent-style-name="Standard" style:list-style-name="WWNum7">
      <style:paragraph-properties fo:margin-left="0.5in" fo:margin-right="0in" fo:margin-top="0in" fo:margin-bottom="0in" loext:contextual-spacing="true" fo:line-height="138%" fo:text-indent="-0.25in" style:auto-text-indent="false" fo:padding="0in" fo:border="none" fo:keep-with-next="always"/>
    </style:style>
    <style:style style:name="P18" style:family="paragraph" style:parent-style-name="Standard" style:list-style-name="WWNum8">
      <style:paragraph-properties fo:margin-left="0.5in" fo:margin-right="0in" fo:margin-top="0in" fo:margin-bottom="0in" loext:contextual-spacing="true" fo:line-height="138%" fo:text-indent="-0.25in" style:auto-text-indent="false" fo:padding="0in" fo:border="none" fo:keep-with-next="always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true" fo:line-height="138%" fo:text-indent="-0.25in" style:auto-text-indent="false" fo:padding="0in" fo:border="none" fo:keep-with-next="always"/>
    </style:style>
    <style:style style:name="P20" style:family="paragraph" style:parent-style-name="Standard" style:list-style-name="WWNum4">
      <style:paragraph-properties fo:margin-left="0.5in" fo:margin-right="0in" fo:margin-top="0in" fo:margin-bottom="0in" loext:contextual-spacing="true" fo:line-height="100%" fo:text-indent="-0.25in" style:auto-text-indent="false" fo:padding="0in" fo:border="none" fo:keep-with-next="always"/>
    </style:style>
    <style:style style:name="P21" style:family="paragraph" style:parent-style-name="Standard" style:list-style-name="WWNum10">
      <style:paragraph-properties fo:margin-left="0.5in" fo:margin-right="0in" fo:margin-top="0in" fo:margin-bottom="0in" loext:contextual-spacing="true" fo:line-height="100%" fo:text-indent="-0.25in" style:auto-text-indent="false" fo:padding="0in" fo:border="none" fo:keep-with-next="always"/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 fo:padding="0in" fo:border="none" fo:keep-with-next="always"/>
      <style:text-properties style:font-name="Calibri" style:font-name-asian="Calibri1" style:font-name-complex="Calibri1"/>
    </style:style>
    <style:style style:name="P23" style:family="paragraph" style:parent-style-name="Standard" style:list-style-name="WWNum6">
      <style:paragraph-properties fo:margin-left="0.7866in" fo:margin-right="0in" fo:margin-top="0in" fo:margin-bottom="0in" loext:contextual-spacing="true" fo:line-height="115%" fo:text-indent="-0.25in" style:auto-text-indent="false" fo:padding="0in" fo:border="none" fo:keep-with-next="always"/>
    </style:style>
    <style:style style:name="P24" style:family="paragraph" style:parent-style-name="Heading_20_2" style:master-page-name="Standard">
      <style:paragraph-properties fo:margin-top="0.25in" fo:margin-bottom="0.0835in" loext:contextual-spacing="false" fo:line-height="115%" style:page-number="1" fo:padding="0in" fo:border="none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tyle="italic" style:text-underline-style="solid" style:text-underline-width="auto" style:text-underline-color="font-color" style:font-name-asian="Calibri1" style:font-style-asian="italic" style:font-name-complex="Calibri1"/>
    </style:style>
    <style:style style:name="T3" style:family="text">
      <style:text-properties fo:color="#1155cc" style:font-name="Calibri" style:text-underline-style="solid" style:text-underline-width="auto" style:text-underline-color="font-color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7cqg984rd2ln"/>Sistema de Control para Galvanoplastia de PCBs</text:p>
      <text:p text:style-name="P1"><text:span text:style-name="T1">En la siguiente se encuentran detallados la lista de requerimientos que se resume tras la reunión del día jueves 27 de Octubre del 2016. Están ordenados como requerimientos: funcionales, de interfaz, no funcionales, de diseño y a futuro.</text:span></text:p>
      <text:p text:style-name="P1"><text:span text:style-name="T1">En donde aparecen los términos XX, YY, significa que son especificaciones que aún falta <text:s/>definir.</text:span></text:p>
      <text:p text:style-name="P2"/>
      <text:p text:style-name="P3"><text:span text:style-name="T1">1. Requerimientos Funcionales</text:span></text:p>
      <text:p text:style-name="P3"><text:span text:style-name="T1">1.1. Temperatura (RFTEM)</text:span></text:p>
      <text:list xml:id="list7801405052710455383" text:style-name="WWNum7">
        <text:list-item>
          <text:p text:style-name="P5"><text:span text:style-name="T1">El sistema medirá la temperatura con un resolución de XX, cada YY segundos.</text:span></text:p>
        </text:list-item>
        <text:list-item>
          <text:p text:style-name="P5"><text:span text:style-name="T1">El sistema mantendrá la temperatura controlada según los parámetros configurados por el usuario.</text:span></text:p>
        </text:list-item>
        <text:list-item>
          <text:p text:style-name="P5"><text:span text:style-name="T1">El sistema elevará la temperatura a través de la activación de una salida digital conectada a una resistencia.</text:span></text:p>
        </text:list-item>
        <text:list-item>
          <text:p text:style-name="P5"><text:span text:style-name="T1">La activación de la resistencia se implementará a través de una ventana Smith Trigger para evitar la intermitencia y generación de ruido en las líneas de alimentación principal. Cruce por 0.</text:span></text:p>
        </text:list-item>
        <text:list-item>
          <text:p text:style-name="P5"><text:span text:style-name="T1">En caso de que la temperatura se exceda de rango de considerar interrumpir el proceso y emitir una alarma.</text:span></text:p>
        </text:list-item>
        <text:list-item>
          <text:p text:style-name="P17"><text:span text:style-name="T1">El sistema almacenará al menos XX valores de temperatura en un archivo en memoria flash.</text:span></text:p>
        </text:list-item>
      </text:list>
      <text:p text:style-name="P3"><text:span text:style-name="T1">1.2. Energía (RFENE)</text:span></text:p>
      <text:list xml:id="list5896053330922641527" text:style-name="WWNum8">
        <text:list-item>
          <text:p text:style-name="P18"><text:span text:style-name="T1">El software medirá la corriente total (DC) entregada al proceso de electrólisis cada XX segundos, con YY de resolución.</text:span></text:p>
        </text:list-item>
        <text:list-item>
          <text:p text:style-name="P18"><text:span text:style-name="T1">El software medirá la tensión aplicada (DC) entre los bornes del electrólisis cada XX segundos con YY de resolución.</text:span></text:p>
        </text:list-item>
        <text:list-item>
          <text:p text:style-name="P18"><text:span text:style-name="T1">El sistema almacenará al menos XX valores de corriente y tensión en un archivo en memoria flash.</text:span></text:p>
        </text:list-item>
        <text:list-item>
          <text:p text:style-name="P18"><text:span text:style-name="T1">Los rangos de valores óptimos de tensión y corriente serán tomados de los parámetros de lote ingresados por el usuario y mostrados por pantalla para su configuración manual en la fuente de alimentación principal.</text:span></text:p>
        </text:list-item>
      </text:list>
      <text:p text:style-name="P3"><text:span text:style-name="T1">1.3. Conductividad (RFCOND)</text:span></text:p>
      <text:list xml:id="list989038348554958585" text:style-name="WWNum3">
        <text:list-item>
          <text:p text:style-name="P19"><text:span text:style-name="T1">El software calculará a través de la corriente y tensión medidas en el tanque de galvanización, la conductividad de la solución salina cada XX segundos con YY de resolución.</text:span></text:p>
        </text:list-item>
        <text:list-item>
          <text:p text:style-name="P19"><text:span text:style-name="T1">El software deberá compensar las eventuales desviaciones de la conductividad óptima a través de la activación de XX válvulas de aditivos.</text:span></text:p>
        </text:list-item>
      </text:list>
      <text:p text:style-name="P3"><text:span text:style-name="T1">1.4. Interfaces Hombre-Máquina (RFHMI)</text:span></text:p>
      <text:list xml:id="list8789714807158108415" text:style-name="WWNum12">
        <text:list-item>
          <text:p text:style-name="P6"><text:span text:style-name="T1">El sistema contará con una pantalla estado del sistema con variables a definir.</text:span></text:p>
        </text:list-item>
        <text:list-item>
          <text:p text:style-name="P6"><text:span text:style-name="T1">El sistema contará con un método de ingreso de parámetros de lote a procesar.</text:span></text:p>
        </text:list-item>
        <text:list-item>
          <text:p text:style-name="P6"><text:span text:style-name="T1">Deberá permitir ingresar parámetros en modo manual y otros en modo codificado.</text:span></text:p>
        </text:list-item>
        <text:list-item>
          <text:p text:style-name="P6"><text:span text:style-name="T1">Deberá brindar a través de una interfaz ethernet los históricos almacenados en memoria flash de variables del proceso que necesiten ser auditadas tras una etapa o tras el proceso completo. El máximo de registros será de XX número de puntos en formato YY.</text:span></text:p>
        </text:list-item>
      </text:list>
      <text:p text:style-name="P3"><text:soft-page-break/><text:span text:style-name="T1">1.5. Tiempos (RFTI)</text:span></text:p>
      <text:list xml:id="list6853692531945598908" text:style-name="WWNum2">
        <text:list-item>
          <text:p text:style-name="P7"><text:span text:style-name="T1">El software llevará un conteo del tiempo entre cada baño en las bateas, desde el momento que se inicia hasta el final del proceso.</text:span></text:p>
        </text:list-item>
        <text:list-item>
          <text:p text:style-name="P7"><text:span text:style-name="T1">En cada etapa deberá avisar y esperar a que un operario habilite la iniciación de la siguiente etapa.</text:span></text:p>
        </text:list-item>
      </text:list>
      <text:p text:style-name="P3"><text:span text:style-name="T1">1.6. Niveles de bateas (RFNB)<text:tab/></text:span></text:p>
      <text:list xml:id="list3474024063630798845" text:style-name="WWNum4">
        <text:list-item>
          <text:p text:style-name="P20"><text:span text:style-name="T1">Evaluará que los niveles dentro del galvanizador estén dentro de los rangos permitidos de operación.</text:span></text:p>
        </text:list-item>
        <text:list-item>
          <text:p text:style-name="P20"><text:span text:style-name="T1">En caso de algún nivel crítico se emitirán alarmas y se considera la interrupción del proceso.</text:span></text:p>
        </text:list-item>
      </text:list>
      <text:p text:style-name="P2"/>
      <text:p text:style-name="P3"><text:span text:style-name="T1">2 Requerimientos de Interfaz</text:span></text:p>
      <text:p text:style-name="P3"><text:span text:style-name="T1">2.1. Temperatura (RITEM)</text:span></text:p>
      <text:list xml:id="list6916788492461548486" text:style-name="WWNum5">
        <text:list-item>
          <text:p text:style-name="P8"><text:span text:style-name="T1">La temperatura será medida a través de un sensor analogico de tolerancia XX.</text:span></text:p>
        </text:list-item>
        <text:list-item>
          <text:p text:style-name="P8"><text:span text:style-name="T1">La temperatura se medirá en los tanques XX, lo que arroja un total de YY numero de entradas analogicas independientes.(+xxAI)</text:span></text:p>
        </text:list-item>
      </text:list>
      <text:p text:style-name="P3"><text:span text:style-name="T1">2.2 Energía (RIENE)</text:span></text:p>
      <text:list xml:id="list4408316945143362437" text:style-name="WWNum14">
        <text:list-item>
          <text:p text:style-name="P9"><text:span text:style-name="T1">Tendrá un sensor de alta corriente del tipo XX conectado en una entrada analogica, para la corriente de galvanizador. (+1AI)</text:span></text:p>
        </text:list-item>
        <text:list-item>
          <text:p text:style-name="P9"><text:span text:style-name="T1">Tendrá un sensor de tensión de tipo XX conectados a los bornes de galvanizador. (+1AI)</text:span></text:p>
        </text:list-item>
      </text:list>
      <text:p text:style-name="P3"><text:span text:style-name="T1">2.3 Conductividad (RICOND)</text:span></text:p>
      <text:list xml:id="list4372183332217989549" text:style-name="WWNum15">
        <text:list-item>
          <text:p text:style-name="P10"><text:span text:style-name="T1">Tendrá XX dispositivos dosificador/es conectados a salidas digitales. (+xxDO)</text:span></text:p>
        </text:list-item>
      </text:list>
      <text:p text:style-name="P3"><text:span text:style-name="T1">2.4. Interfaces Hombre-Máquina (RIHMI)</text:span></text:p>
      <text:list xml:id="list1186865274755370309" text:style-name="WWNum11">
        <text:list-item>
          <text:p text:style-name="P11"><text:span text:style-name="T1">Debe mostrar información a través de un puerto VGA/HDMI con una taza de refresco menor a XX segundos. (+1USB)</text:span></text:p>
        </text:list-item>
        <text:list-item>
          <text:p text:style-name="P11"><text:span text:style-name="T1">Tomará de una entrada serie USB los valores de lote. (+1USB)</text:span></text:p>
        </text:list-item>
        <text:list-item>
          <text:p text:style-name="P12"><text:span text:style-name="T1">Accionara a través de una salida digital una alarma sonora/luminica en caso de algún tipo de falla. (+1DO, +1AO) </text:span></text:p>
        </text:list-item>
        <text:list-item>
          <text:p text:style-name="P12"><text:span text:style-name="T1">Contará con uno o dos pulsadores a fin de poder detener y accionar el procesos de galvanización, conectados a una/dos entradas binarias.(+1/2DO)</text:span></text:p>
        </text:list-item>
        <text:list-item>
          <text:p text:style-name="P12"><text:span text:style-name="T1">Dispondrá de una conexión remota a través de ethernet. (+1ETH)</text:span></text:p>
        </text:list-item>
      </text:list>
      <text:p text:style-name="P3"><text:span text:style-name="T1">2.5. Niveles de bateas (RINB)</text:span></text:p>
      <text:list xml:id="list5271141674082552462" text:style-name="WWNum1">
        <text:list-item>
          <text:p text:style-name="P14"><text:span text:style-name="T1">Tendrá XX sensores de nivel conectados a entradas digitales. (+xxDI)</text:span></text:p>
        </text:list-item>
      </text:list>
      <text:p text:style-name="P22"/>
      <text:p text:style-name="P3"><text:span text:style-name="T1">3 Requerimientos no Funcionales (RNF)</text:span></text:p>
      <text:list xml:id="list3799527392646121450" text:style-name="WWNum9">
        <text:list-item>
          <text:p text:style-name="P13"><text:soft-page-break/><text:span text:style-name="T1">Deberá ser probada la funcionalidad a través de un banco de pruebas que se ajuste al comportamiento del sistema. </text:span></text:p>
        </text:list-item>
      </text:list>
      <text:p text:style-name="P2"/>
      <text:p text:style-name="P3"><text:span text:style-name="T1">4 Restricciones de Diseño (RD)</text:span></text:p>
      <text:list xml:id="list5251097977550787312" text:style-name="WWNum13">
        <text:list-item>
          <text:p text:style-name="P15"><text:span text:style-name="T1">De los requerimientos de interfaz se resume que como mínimo el hardware deberá contar con las siguientes interfaces:</text:span></text:p>
        </text:list-item>
      </text:list>
      <text:list xml:id="list7689809539313229440" text:style-name="WWNum6">
        <text:list-item>
          <text:p text:style-name="P23"><text:span text:style-name="T1">Entradas analogicas: (AI) &gt;= 3</text:span></text:p>
        </text:list-item>
        <text:list-item>
          <text:p text:style-name="P23"><text:span text:style-name="T1">Entradas digitales: <text:s text:c="4"/>(DI) &gt;= 3</text:span></text:p>
        </text:list-item>
        <text:list-item>
          <text:p text:style-name="P23"><text:span text:style-name="T1">Salidas analogicas: <text:s text:c="2"/>(AO) &gt;= 1</text:span></text:p>
        </text:list-item>
        <text:list-item>
          <text:p text:style-name="P23"><text:span text:style-name="T1">Salidas digitales: <text:s text:c="6"/>(DO) &gt;= xx</text:span></text:p>
        </text:list-item>
        <text:list-item>
          <text:p text:style-name="P23"><text:span text:style-name="T1">Puerto USB:<text:tab/> <text:s/>(USB) <text:s/>= 2</text:span></text:p>
        </text:list-item>
        <text:list-item>
          <text:p text:style-name="P23"><text:span text:style-name="T1">Puerto RED:<text:tab/> <text:s/>(ETH) <text:s/>= 1</text:span></text:p>
        </text:list-item>
      </text:list>
      <text:p text:style-name="P3"><text:span text:style-name="T1">5 Requerimientos a Futuro (RAF)</text:span></text:p>
      <text:list xml:id="list8238554561978951686" text:style-name="WWNum10">
        <text:list-item>
          <text:p text:style-name="P21"><text:span text:style-name="T1">Brindar información acerca de si es necesario realizar una limpieza de sistema. Se puede utilizar como parámetro el número de procesos que se ejecutaron <text:tab/> <text:tab/> <text:tab/></text:span></text:p>
        </text:list-item>
        <text:list-item>
          <text:p text:style-name="P21"><text:span text:style-name="T1">Deberá permitir loguearse antes de iniciar el proceso, así tener un responsable de operación.</text:span></text:p>
        </text:list-item>
        <text:list-item>
          <text:p text:style-name="P16"><text:span text:style-name="T1">Deberá interactuar con una cinta de transportación automática que llevará las placas de una batea a otra. Accionara los motores (paso a paso?) de transporte y de elevación.</text:span></text:p>
        </text:list-item>
        <text:list-item>
          <text:p text:style-name="P16"><text:span text:style-name="T1">Si no se respetan los tiempos el sistema deberá dejar asentado el técnico y las acciones manuales ejecutadas a fin de tener un histórico antes posibles fallas en el lote.</text:span></text:p>
        </text:list-item>
      </text:list>
      <text:p text:style-name="P2"/>
      <text:p text:style-name="P3"><text:span text:style-name="T1">Notas:</text:span></text:p>
      <text:p text:style-name="P3"><text:span text:style-name="T1">Se resumen las características del hardware propuesto para la realización del proyecto CIAA-NXP.</text:span></text:p>
      <text:p text:style-name="P3"><text:span text:style-name="T1">Descripción de subsistemas e interfaces:</text:span></text:p>
      <text:p text:style-name="P3"><text:span text:style-name="T1"><text:line-break/></text:span><text:span text:style-name="T2">CPU y Debugger<text:line-break/></text:span><text:span text:style-name="T1"> <text:s text:c="3"/>Microcontrolador LPC4337JDB144 Datasheet, User Manual. (Dual-core Cortex-M4 + Cortex-M0 @ 204MHz).<text:line-break/> <text:s text:c="3"/>USB-to-JTAG FT2232H. Soportado por OpenOCD.<text:line-break/><text:line-break/></text:span><text:span text:style-name="T2">Memorias</text:span><text:span text:style-name="T1"><text:line-break/> <text:s text:c="3"/>Memorias internas del LPC4337. Ver Hoja de datos del LPC4337JBD144<text:line-break/> <text:s text:c="3"/>SDRAM 128 Mbit (IS42S16800F-7TL o compatible)<text:line-break/> <text:s text:c="3"/>Flash QSPI 32 Mbit (S25FL032P0XMFI011 o compatible)<text:line-break/> <text:s text:c="3"/>EEPROM 1 Mbit y 2 Kbit<text:line-break/><text:line-break/></text:span><text:span text:style-name="T2">Fuente de alimentación</text:span><text:span text:style-name="T1"><text:line-break/> <text:s text:c="3"/>Fuente de 12/24VDC a 5VDC y 3.3VDC.</text:span></text:p>
      <text:p text:style-name="P3"><text:span text:style-name="T1"><text:line-break/></text:span><text:span text:style-name="T2">Interfaces de comunicación</text:span><text:span text:style-name="T1"><text:line-break/> <text:s text:c="3"/>Ethernet con soporte PoE (requiere módulo de alimentación PoE) <text:line-break/> <text:s text:c="3"/>USB On-The-Go<text:line-break/> <text:s text:c="3"/>USB Device Auxiliar<text:line-break/> <text:s text:c="3"/>RS232, RS485<text:line-break/> <text:s text:c="3"/>CAN <text:line-break/><text:line-break/></text:span><text:span text:style-name="T2">Entradas/Salidas</text:span><text:span text:style-name="T1"><text:line-break/> <text:s text:c="3"/>8 entradas digitales optoacopladas<text:line-break/> <text:s text:c="3"/>4 entradas analógicas configurables por jumper 0-10V o 0-20mA<text:line-break/> <text:s text:c="3"/>4 salidas open-drain de 24V, 1A<text:line-break/> <text:s text:c="3"/>4 salidas a relé 24V, 2A </text:span></text:p>
      <text:p text:style-name="P3"><text:span text:style-name="T1"><text:s text:c="4"/>1 salida analógica configurable por jumper 0-10V o 0-20mA <text:line-break/> <text:s text:c="3"/>Conectores de expansión LV-GPIO, SPI, I2C<text:line-break/><text:line-break/></text:span></text:p>
      <text:p text:style-name="P2"/>
      <text:p text:style-name="P3"><text:a xlink:type="simple" xlink:href="http://proyecto-ciaa.com.ar/devwiki/doku.php?id=desarrollo:hardware:ciaa_nxp:ciaa_nxp_inicio" text:style-name="Internet_20_link" text:visited-style-name="Visited_20_Internet_20_Link"><text:span text:style-name="T3">http://proyecto-ciaa.com.ar/devwiki/doku.php?id=desarrollo:hardware:ciaa_nxp:ciaa_nxp_inic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libri" fo:font-family="Calibri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alibri" fo:font-family="Calibri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alibri" fo:font-family="Calibri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alibri" fo:font-family="Calibri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Calibri" fo:font-family="Calibri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Calibri" fo:font-family="Calibri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Calibri" fo:font-family="Calibri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Calibri" fo:font-family="Calibri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9" meta:word-count="1038" meta:character-count="6523" meta:non-whitespace-character-count="5486"/>
    <meta:generator>LibreOfficeDev/5.1.0.3$Linux_X86_64 LibreOffice_project/</meta:generator>
  </office:meta>
</office:document-meta>
</file>